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Bold" svg:font-family="'Manjari 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ruth_5f_table" style:display-name="Truth_table" style:family="table">
      <style:table-properties style:width="17cm" table:align="margins"/>
    </style:style>
    <style:style style:name="Truth_5f_table.A" style:display-name="Truth_table.A" style:family="table-column">
      <style:table-column-properties style:column-width="2.125cm" style:rel-column-width="8191*"/>
    </style:style>
    <style:style style:name="Truth_5f_table.H" style:display-name="Truth_table.H" style:family="table-column">
      <style:table-column-properties style:column-width="2.127cm" style:rel-column-width="8198*"/>
    </style:style>
    <style:style style:name="Truth_5f_table.A1" style:display-name="Truth_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Truth_5f_table.H1" style:display-name="Truth_table.H1" style:family="table-cell">
      <style:table-cell-properties fo:padding="0.097cm" fo:border="0.05pt solid #000000"/>
    </style:style>
    <style:style style:name="Truth_5f_table.A2" style:display-name="Truth_table.A2" style:family="table-cell">
      <style:table-cell-properties fo:padding="0.097cm" fo:border-left="0.05pt solid #000000" fo:border-right="none" fo:border-top="none" fo:border-bottom="0.05pt solid #000000"/>
    </style:style>
    <style:style style:name="Truth_5f_table.H2" style:display-name="Truth_table.H2" style:family="table-cell">
      <style:table-cell-properties fo:padding="0.097cm" fo:border-left="0.05pt solid #000000" fo:border-right="0.05pt solid #000000" fo:border-top="none" fo:border-bottom="0.05pt solid #000000"/>
    </style:style>
    <style:style style:name="Truth_5f_table.G25" style:display-name="Truth_table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24pt" officeooo:rsid="00073e55" style:font-size-asian="24pt" style:font-size-complex="24pt"/>
    </style:style>
    <style:style style:name="P2" style:family="paragraph" style:parent-style-name="Standard">
      <style:text-properties fo:font-size="16pt" officeooo:rsid="00089c8a" officeooo:paragraph-rsid="00089c8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6pt" fo:font-weight="bold" officeooo:rsid="0007f9da" officeooo:paragraph-rsid="0007f9d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6pt" fo:font-style="italic" style:text-underline-style="solid" style:text-underline-width="auto" style:text-underline-color="font-color" officeooo:paragraph-rsid="000d0c92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Ubuntu" fo:font-size="16pt" fo:font-style="italic" style:text-underline-style="solid" style:text-underline-width="auto" style:text-underline-color="font-color" officeooo:rsid="000e26a4" officeooo:paragraph-rsid="000e26a4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Manjari Bold" fo:font-size="12pt" officeooo:rsid="00089c8a" officeooo:paragraph-rsid="00089c8a" style:font-size-asian="12pt" style:font-size-complex="12pt"/>
    </style:style>
    <style:style style:name="P7" style:family="paragraph" style:parent-style-name="Table_20_Contents">
      <style:text-properties fo:font-size="16pt" fo:font-weight="bold" officeooo:rsid="00073e55" officeooo:paragraph-rsid="00073e55" fo:background-color="#fff200" style:font-size-asian="16pt" style:font-weight-asian="bold" style:font-size-complex="16pt" style:font-weight-complex="bold"/>
    </style:style>
    <style:style style:name="P8" style:family="paragraph" style:parent-style-name="Table_20_Contents">
      <style:text-properties officeooo:rsid="00073e55" officeooo:paragraph-rsid="00073e55" fo:background-color="#f9a870"/>
    </style:style>
    <style:style style:name="P9" style:family="paragraph" style:parent-style-name="Table_20_Contents">
      <style:text-properties officeooo:rsid="000c9a67" officeooo:paragraph-rsid="000c9a67" fo:background-color="#f9a870"/>
    </style:style>
    <style:style style:name="P10" style:family="paragraph" style:parent-style-name="Table_20_Contents">
      <style:text-properties officeooo:rsid="000c289d" officeooo:paragraph-rsid="000c289d" fo:background-color="#f9a870"/>
    </style:style>
    <style:style style:name="P11" style:family="paragraph" style:parent-style-name="Table_20_Contents">
      <style:text-properties officeooo:rsid="000a476e" officeooo:paragraph-rsid="000a476e" fo:background-color="#f9a870"/>
    </style:style>
    <style:style style:name="P12" style:family="paragraph" style:parent-style-name="Table_20_Contents">
      <style:text-properties officeooo:rsid="000a476e" officeooo:paragraph-rsid="00073e55" fo:background-color="#f9a87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73e55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073e55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3e55" style:font-weight-asian="bold" style:font-weight-complex="bold"/>
    </style:style>
    <style:style style:name="T7" style:family="text">
      <style:text-properties fo:font-weight="bold" officeooo:rsid="000d0c92" style:font-weight-asian="bold" style:font-weight-complex="bold"/>
    </style:style>
    <style:style style:name="T8" style:family="text">
      <style:text-properties officeooo:rsid="00089c8a"/>
    </style:style>
    <style:style style:name="T9" style:family="text">
      <style:text-properties officeooo:rsid="00073e55"/>
    </style:style>
    <style:style style:name="T10" style:family="text">
      <style:text-properties officeooo:rsid="000e26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6">A</text:span><text:span text:style-name="T5">vinash Prabhu</text:span></text:p>
      <text:p text:style-name="P5"><text:span text:style-name="T5">2018102027</text:span></text:p>
      <text:p text:style-name="P4"><text:span text:style-name="T6">Truth Table of 2</text:span><text:span text:style-name="T7">-</text:span><text:span text:style-name="T6">bit full adder</text:span></text:p>
      <text:p text:style-name="P4"><text:span text:style-name="T6"/></text:p>
      <table:table table:name="Truth_table" table:style-name="Truth_5f_table">
        <table:table-column table:style-name="Truth_5f_table.A" table:number-columns-repeated="7"/>
        <table:table-column table:style-name="Truth_5f_table.H"/>
        <table:table-row>
          <table:table-cell table:style-name="Truth_5f_table.A1" office:value-type="string">
            <text:p text:style-name="P7"><text:s text:c="2"/>a<text:span text:style-name="T8">1</text:span></text:p>
          </table:table-cell>
          <table:table-cell table:style-name="Truth_5f_table.A1" office:value-type="string">
            <text:p text:style-name="P7"><text:s text:c="5"/><text:span text:style-name="T8">a</text:span>0</text:p>
          </table:table-cell>
          <table:table-cell table:style-name="Truth_5f_table.A1" office:value-type="string">
            <text:p text:style-name="P7"><text:s text:c="6"/><text:span text:style-name="T8">b</text:span>1</text:p>
          </table:table-cell>
          <table:table-cell table:style-name="Truth_5f_table.A1" office:value-type="string">
            <text:p text:style-name="P7"><text:s text:c="4"/>b<text:span text:style-name="T8">0</text:span></text:p>
          </table:table-cell>
          <table:table-cell table:style-name="Truth_5f_table.A1" office:value-type="string">
            <text:p text:style-name="P7"><text:s text:c="3"/>Cin <text:s/></text:p>
          </table:table-cell>
          <table:table-cell table:style-name="Truth_5f_table.A1" office:value-type="string">
            <text:p text:style-name="P7"><text:s text:c="5"/>s<text:span text:style-name="T8">1</text:span></text:p>
          </table:table-cell>
          <table:table-cell table:style-name="Truth_5f_table.A1" office:value-type="string">
            <text:p text:style-name="P7"><text:s text:c="3"/>s<text:span text:style-name="T8">0</text:span></text:p>
          </table:table-cell>
          <table:table-cell table:style-name="Truth_5f_table.H1" office:value-type="string">
            <text:p text:style-name="P7"><text:s text:c="2"/>cout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0</text:p>
          </table:table-cell>
          <table:table-cell table:style-name="Truth_5f_table.A2" office:value-type="string">
            <text:p text:style-name="P12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text:span text:style-name="T10">­</text:span>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11">0</text:p>
          </table:table-cell>
          <table:table-cell table:style-name="Truth_5f_table.H2" office:value-type="string">
            <text:p text:style-name="P11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0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1">1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1">1</text:p>
          </table:table-cell>
        </table:table-row>
        <table:table-row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1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1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0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G25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0">1</text:p>
          </table:table-cell>
          <table:table-cell table:style-name="Truth_5f_table.A2" office:value-type="string">
            <text:p text:style-name="P10">1</text:p>
          </table:table-cell>
          <table:table-cell table:style-name="Truth_5f_table.H2" office:value-type="string">
            <text:p text:style-name="P8">0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10">1</text:p>
          </table:table-cell>
          <table:table-cell table:style-name="Truth_5f_table.H2" office:value-type="string">
            <text:p text:style-name="P10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9">0</text:p>
          </table:table-cell>
          <table:table-cell table:style-name="Truth_5f_table.A2" office:value-type="string">
            <text:p text:style-name="P9">1</text:p>
          </table:table-cell>
          <table:table-cell table:style-name="Truth_5f_table.H2" office:value-type="string">
            <text:p text:style-name="P9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9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9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0</text:p>
          </table:table-cell>
          <table:table-cell table:style-name="Truth_5f_table.A2" office:value-type="string">
            <text:p text:style-name="P9">1</text:p>
          </table:table-cell>
          <table:table-cell table:style-name="Truth_5f_table.A2" office:value-type="string">
            <text:p text:style-name="P8">0</text:p>
          </table:table-cell>
          <table:table-cell table:style-name="Truth_5f_table.H2" office:value-type="string">
            <text:p text:style-name="P9">1</text:p>
          </table:table-cell>
        </table:table-row>
        <table:table-row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8">1</text:p>
          </table:table-cell>
          <table:table-cell table:style-name="Truth_5f_table.A2" office:value-type="string">
            <text:p text:style-name="P9">1</text:p>
          </table:table-cell>
          <table:table-cell table:style-name="Truth_5f_table.A2" office:value-type="string">
            <text:p text:style-name="P9">1</text:p>
          </table:table-cell>
          <table:table-cell table:style-name="Truth_5f_table.H2" office:value-type="string">
            <text:p text:style-name="P9">1</text:p>
          </table:table-cell>
        </table:table-row>
      </table:table>
      <text:p text:style-name="Standard"><text:soft-page-break/><text:s text:c="30"/><text:span text:style-name="T5"><text:s text:c="4"/></text:span></text:p>
      <text:p text:style-name="P1"/>
      <text:p text:style-name="P1"/>
      <text:p text:style-name="P3"><text:span text:style-name="T9">B</text:span>OOLEAN EXPRESSION:</text:p>
      <text:p text:style-name="P2"/>
      <text:p text:style-name="P6">So= ao ^ bo ^ cin</text:p>
      <text:p text:style-name="P6">C1 = cin(bo +ao) + ao*bo</text:p>
      <text:p text:style-name="P6"/>
      <text:p text:style-name="P6">s1= b1 ^ a1 ^ C1;</text:p>
      <text:p text:style-name="P6">cout= C1(b1 +a1) + a1*b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Bold" svg:font-family="'Manjari Bol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2:31:34.667235338</meta:creation-date>
    <dc:date>2019-09-30T18:04:40.925808502</dc:date>
    <meta:editing-duration>PT7M33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2" meta:paragraph-count="273" meta:word-count="299" meta:character-count="498" meta:non-whitespace-character-count="406"/>
  </office:meta>
</office:document-meta>
</file>